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office:value-type="currency" office:currency="USD" office:value="22.46" calcext:value-type="currency">
            <text:p>$22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3]+[.L73]+[.M73]" office:value-type="currency" office:currency="USD" office:value="73.425" calcext:value-type="currency">
            <text:p>$73,43</text:p>
          </table:table-cell>
          <table:table-cell table:style-name="ce13" table:formula="of:=[.O72]+[.N73]" office:value-type="currency" office:currency="USD" office:value="4047.8854" calcext:value-type="currency">
            <text:p>$4 047,89</text:p>
          </table:table-cell>
          <table:table-cell table:style-name="ce22" table:formula="of:=[.A73]*budgetjour-[.O73]" office:value-type="currency" office:currency="USD" office:value="-87.8854000000001" calcext:value-type="currency">
            <text:p>-$87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98.8504" calcext:value-type="currency">
            <text:p>$4 098,85</text:p>
          </table:table-cell>
          <table:table-cell table:style-name="ce22" table:formula="of:=[.A74]*budgetjour-[.O74]" office:value-type="currency" office:currency="USD" office:value="-83.8504000000003" calcext:value-type="currency">
            <text:p>-$83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49.8154" calcext:value-type="currency">
            <text:p>$4 149,82</text:p>
          </table:table-cell>
          <table:table-cell table:style-name="ce22" table:formula="of:=[.A75]*budgetjour-[.O75]" office:value-type="currency" office:currency="USD" office:value="-79.8154000000004" calcext:value-type="currency">
            <text:p>-$79,8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200.7804" calcext:value-type="currency">
            <text:p>$4 200,78</text:p>
          </table:table-cell>
          <table:table-cell table:style-name="ce22" table:formula="of:=[.A76]*budgetjour-[.O76]" office:value-type="currency" office:currency="USD" office:value="-75.7804000000006" calcext:value-type="currency">
            <text:p>-$75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51.2804" calcext:value-type="currency">
            <text:p>$4 251,28</text:p>
          </table:table-cell>
          <table:table-cell table:style-name="ce22" table:formula="of:=[.A77]*budgetjour-[.O77]" office:value-type="currency" office:currency="USD" office:value="-71.2804000000006" calcext:value-type="currency">
            <text:p>-$71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83.4004" calcext:value-type="currency">
            <text:p>$4 283,40</text:p>
          </table:table-cell>
          <table:table-cell table:style-name="ce22" table:formula="of:=[.A78]*budgetjour-[.O78]" office:value-type="currency" office:currency="USD" office:value="-48.4004000000004" calcext:value-type="currency">
            <text:p>-$48,4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315.5204" calcext:value-type="currency">
            <text:p>$4 315,52</text:p>
          </table:table-cell>
          <table:table-cell table:style-name="ce22" table:formula="of:=[.A79]*budgetjour-[.O79]" office:value-type="currency" office:currency="USD" office:value="-25.5204000000003" calcext:value-type="currency">
            <text:p>-$25,5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office:value-type="string" calcext:value-type="string">
            <text:p>Palo Verde</text:p>
          </table:table-cell>
          <table:table-cell office:value-type="float" office:value="72" calcext:value-type="float">
            <text:p>72</text:p>
          </table:table-cell>
          <table:table-cell table:formula="of:=[.F79]+[.E80]" office:value-type="float" office:value="5110" calcext:value-type="float">
            <text:p>5110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H79]+[.G80]" office:value-type="float" office:value="24984" calcext:value-type="float">
            <text:p>2498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4.82" calcext:value-type="currency">
            <text:p>$14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0]+[.L80]+[.M80]" office:value-type="currency" office:currency="USD" office:value="24.82" calcext:value-type="currency">
            <text:p>$24,82</text:p>
          </table:table-cell>
          <table:table-cell table:style-name="ce13" table:formula="of:=[.O79]+[.N80]" office:value-type="currency" office:currency="USD" office:value="4340.3404" calcext:value-type="currency">
            <text:p>$4 340,34</text:p>
          </table:table-cell>
          <table:table-cell table:style-name="ce22" table:formula="of:=[.A80]*budgetjour-[.O80]" office:value-type="currency" office:currency="USD" office:value="4.65959999999996" calcext:value-type="currency">
            <text:p>$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67" calcext:value-type="float">
            <text:p>67</text:p>
          </table:table-cell>
          <table:table-cell table:formula="of:=[.F80]+[.E81]" office:value-type="float" office:value="5177" calcext:value-type="float">
            <text:p>5177</text:p>
          </table:table-cell>
          <table:table-cell table:style-name="Default" office:value-type="float" office:value="437" calcext:value-type="float">
            <text:p>437</text:p>
          </table:table-cell>
          <table:table-cell table:formula="of:=[.H80]+[.G81]" office:value-type="float" office:value="25421" calcext:value-type="float">
            <text:p>25421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1]+[.L81]+[.M81]" office:value-type="currency" office:currency="USD" office:value="3" calcext:value-type="currency">
            <text:p>$3,00</text:p>
          </table:table-cell>
          <table:table-cell table:style-name="ce13" table:formula="of:=[.O80]+[.N81]" office:value-type="currency" office:currency="USD" office:value="4343.3404" calcext:value-type="currency">
            <text:p>$4 343,34</text:p>
          </table:table-cell>
          <table:table-cell table:style-name="ce22" table:formula="of:=[.A81]*budgetjour-[.O81]" office:value-type="currency" office:currency="USD" office:value="56.6596" calcext:value-type="currency">
            <text:p>$56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string" office:string-value="Glamis" calcext:value-type="string">
            <text:p>Glamis</text:p>
          </table:table-cell>
          <table:table-cell office:value-type="string" calcext:value-type="string">
            <text:p>Calexico</text:p>
          </table:table-cell>
          <table:table-cell office:value-type="float" office:value="78" calcext:value-type="float">
            <text:p>78</text:p>
          </table:table-cell>
          <table:table-cell table:formula="of:=[.F81]+[.E82]" office:value-type="float" office:value="5255" calcext:value-type="float">
            <text:p>5255</text:p>
          </table:table-cell>
          <table:table-cell table:style-name="Default" office:value-type="float" office:value="122" calcext:value-type="float">
            <text:p>122</text:p>
          </table:table-cell>
          <table:table-cell table:formula="of:=[.H81]+[.G82]" office:value-type="float" office:value="25543" calcext:value-type="float">
            <text:p>2554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67.42" calcext:value-type="currency">
            <text:p>$67,42</text:p>
          </table:table-cell>
          <table:table-cell table:style-name="ce13" table:formula="of:=20+18" office:value-type="currency" office:currency="USD" office:value="38" calcext:value-type="currency">
            <text:p>$3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2]+[.L82]+[.M82]" office:value-type="currency" office:currency="USD" office:value="105.42" calcext:value-type="currency">
            <text:p>$105,42</text:p>
          </table:table-cell>
          <table:table-cell table:style-name="ce13" table:formula="of:=[.O81]+[.N82]" office:value-type="currency" office:currency="USD" office:value="4448.7604" calcext:value-type="currency">
            <text:p>$4 448,76</text:p>
          </table:table-cell>
          <table:table-cell table:style-name="ce22" table:formula="of:=[.A82]*budgetjour-[.O82]" office:value-type="currency" office:currency="USD" office:value="6.23959999999988" calcext:value-type="currency">
            <text:p>$6,2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string" office:string-value="Calexico" calcext:value-type="string">
            <text:p>Calexico</text:p>
          </table:table-cell>
          <table:table-cell office:value-type="string" calcext:value-type="string">
            <text:p>Boulevard</text:p>
          </table:table-cell>
          <table:table-cell office:value-type="float" office:value="67" calcext:value-type="float">
            <text:p>67</text:p>
          </table:table-cell>
          <table:table-cell table:formula="of:=[.F82]+[.E83]" office:value-type="float" office:value="5322" calcext:value-type="float">
            <text:p>5322</text:p>
          </table:table-cell>
          <table:table-cell table:style-name="Default" office:value-type="float" office:value="751" calcext:value-type="float">
            <text:p>751</text:p>
          </table:table-cell>
          <table:table-cell table:formula="of:=[.H82]+[.G83]" office:value-type="float" office:value="26294" calcext:value-type="float">
            <text:p>26294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5.59" calcext:value-type="currency">
            <text:p>$75,59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3]+[.L83]+[.M83]" office:value-type="currency" office:currency="USD" office:value="90.59" calcext:value-type="currency">
            <text:p>$90,59</text:p>
          </table:table-cell>
          <table:table-cell table:style-name="ce13" table:formula="of:=[.O82]+[.N83]" office:value-type="currency" office:currency="USD" office:value="4539.3504" calcext:value-type="currency">
            <text:p>$4 539,35</text:p>
          </table:table-cell>
          <table:table-cell table:style-name="ce22" table:formula="of:=[.A83]*budgetjour-[.O83]" office:value-type="currency" office:currency="USD" office:value="-29.3504000000003" calcext:value-type="currency">
            <text:p>-$29,3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string" office:string-value="Boulevard" calcext:value-type="string">
            <text:p>Boulevard</text:p>
          </table:table-cell>
          <table:table-cell office:value-type="string" calcext:value-type="string">
            <text:p>El Cajon</text:p>
          </table:table-cell>
          <table:table-cell office:value-type="float" office:value="83" calcext:value-type="float">
            <text:p>83</text:p>
          </table:table-cell>
          <table:table-cell table:formula="of:=[.F83]+[.E84]" office:value-type="float" office:value="5405" calcext:value-type="float">
            <text:p>5405</text:p>
          </table:table-cell>
          <table:table-cell table:style-name="Default" office:value-type="float" office:value="874" calcext:value-type="float">
            <text:p>874</text:p>
          </table:table-cell>
          <table:table-cell table:formula="of:=[.H83]+[.G84]" office:value-type="float" office:value="27168" calcext:value-type="float">
            <text:p>27168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99" calcext:value-type="currency">
            <text:p>$99,00</text:p>
          </table:table-cell>
          <table:table-cell table:style-name="ce13" office:value-type="currency" office:currency="USD" office:value="2.8" calcext:value-type="currency">
            <text:p>$2,8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4]+[.L84]+[.M84]" office:value-type="currency" office:currency="USD" office:value="101.8" calcext:value-type="currency">
            <text:p>$101,80</text:p>
          </table:table-cell>
          <table:table-cell table:style-name="ce13" table:formula="of:=[.O83]+[.N84]" office:value-type="currency" office:currency="USD" office:value="4641.1504" calcext:value-type="currency">
            <text:p>$4 641,15</text:p>
          </table:table-cell>
          <table:table-cell table:style-name="ce22" table:formula="of:=[.A84]*budgetjour-[.O84]" office:value-type="currency" office:currency="USD" office:value="-76.1504000000005" calcext:value-type="currency">
            <text:p>-$76,1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string" office:string-value="El Cajon" calcext:value-type="string">
            <text:p>El Cajon</text:p>
          </table:table-cell>
          <table:table-cell office:value-type="string" calcext:value-type="string">
            <text:p>Sna Diego</text:p>
          </table:table-cell>
          <table:table-cell/>
          <table:table-cell table:formula="of:=[.F84]+[.E85]" office:value-type="float" office:value="5405" calcext:value-type="float">
            <text:p>5405</text:p>
          </table:table-cell>
          <table:table-cell table:style-name="Default"/>
          <table:table-cell table:formula="of:=[.H84]+[.G85]" office:value-type="float" office:value="27168" calcext:value-type="float">
            <text:p>27168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641.1504" calcext:value-type="currency">
            <text:p>$4 641,15</text:p>
          </table:table-cell>
          <table:table-cell table:style-name="ce22" table:formula="of:=[.A85]*budgetjour-[.O85]" office:value-type="currency" office:currency="USD" office:value="-21.1504000000004" calcext:value-type="currency">
            <text:p>-$21,1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string" office:string-value="Sna Diego" calcext:value-type="string">
            <text:p>Sna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405" calcext:value-type="float">
            <text:p>5405</text:p>
          </table:table-cell>
          <table:table-cell table:style-name="Default"/>
          <table:table-cell table:formula="of:=[.H85]+[.G86]" office:value-type="float" office:value="27168" calcext:value-type="float">
            <text:p>27168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641.1504" calcext:value-type="currency">
            <text:p>$4 641,15</text:p>
          </table:table-cell>
          <table:table-cell table:style-name="ce22" table:formula="of:=[.A86]*budgetjour-[.O86]" office:value-type="currency" office:currency="USD" office:value="33.8495999999996" calcext:value-type="currency">
            <text:p>$33,8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405" calcext:value-type="float">
            <text:p>5405</text:p>
          </table:table-cell>
          <table:table-cell table:style-name="Default"/>
          <table:table-cell table:formula="of:=[.H86]+[.G87]" office:value-type="float" office:value="27168" calcext:value-type="float">
            <text:p>27168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641.1504" calcext:value-type="currency">
            <text:p>$4 641,15</text:p>
          </table:table-cell>
          <table:table-cell table:style-name="ce22" table:formula="of:=[.A87]*budgetjour-[.O87]" office:value-type="currency" office:currency="USD" office:value="88.8495999999996" calcext:value-type="currency">
            <text:p>$88,8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405" calcext:value-type="float">
            <text:p>5405</text:p>
          </table:table-cell>
          <table:table-cell table:style-name="Default"/>
          <table:table-cell table:formula="of:=[.H87]+[.G88]" office:value-type="float" office:value="27168" calcext:value-type="float">
            <text:p>27168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641.1504" calcext:value-type="currency">
            <text:p>$4 641,15</text:p>
          </table:table-cell>
          <table:table-cell table:style-name="ce22" table:formula="of:=[.A88]*budgetjour-[.O88]" office:value-type="currency" office:currency="USD" office:value="143.8496" calcext:value-type="currency">
            <text:p>$143,8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405" calcext:value-type="float">
            <text:p>5405</text:p>
          </table:table-cell>
          <table:table-cell table:style-name="Default"/>
          <table:table-cell table:formula="of:=[.H88]+[.G89]" office:value-type="float" office:value="27168" calcext:value-type="float">
            <text:p>27168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641.1504" calcext:value-type="currency">
            <text:p>$4 641,15</text:p>
          </table:table-cell>
          <table:table-cell table:style-name="ce22" table:formula="of:=[.A89]*budgetjour-[.O89]" office:value-type="currency" office:currency="USD" office:value="198.8496" calcext:value-type="currency">
            <text:p>$198,85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0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d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8:13:19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09:15:05.429000000</dc:date>
    <meta:editing-duration>P68DT17H20M38S</meta:editing-duration>
    <meta:editing-cycles>291</meta:editing-cycles>
    <meta:generator>LibreOffice/7.3.0.3$Windows_X86_64 LibreOffice_project/0f246aa12d0eee4a0f7adcefbf7c878fc2238db3</meta:generator>
    <meta:document-statistic meta:table-count="7" meta:cell-count="2177" meta:object-count="0"/>
    <meta:user-defined meta:name="Info 1"/>
    <meta:user-defined meta:name="Info 2"/>
    <meta:user-defined meta:name="Info 3"/>
    <meta:user-defined meta:name="Info 4"/>
  </office:meta>
</office:document-meta>
</file>